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5638in" svg:height="4.8209in" svg:x="10.287in" svg:y="0.7217in">
            <draw:object draw:notify-on-update-of-ranges="Sheet1.B2:Sheet1.B10 Sheet1.B26:Sheet1.B34 Sheet1.D2:Sheet1.D10 Sheet1.D26:Sheet1.D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.492915846543779" calcext:value-type="float">
            <text:p>0.492915846543779</text:p>
          </table:table-cell>
          <table:table-cell office:value-type="float" office:value="0.0055478981916305" calcext:value-type="float">
            <text:p>0.0055478981916305</text:p>
          </table:table-cell>
          <table:table-cell office:value-type="float" office:value="0.476264582" calcext:value-type="float">
            <text:p>0.476264582</text:p>
          </table:table-cell>
          <table:table-cell office:value-type="float" office:value="0.488929141" calcext:value-type="float">
            <text:p>0.488929141</text:p>
          </table:table-cell>
          <table:table-cell office:value-type="float" office:value="0.493172261" calcext:value-type="float">
            <text:p>0.493172261</text:p>
          </table:table-cell>
          <table:table-cell office:value-type="float" office:value="0.496995182" calcext:value-type="float">
            <text:p>0.496995182</text:p>
          </table:table-cell>
          <table:table-cell office:value-type="float" office:value="0.504949333" calcext:value-type="float">
            <text:p>0.504949333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09" calcext:value-type="float">
            <text:p>209</text:p>
          </table:table-cell>
          <table:table-cell office:value-type="float" office:value="-0.222925950253589" calcext:value-type="float">
            <text:p>-0.222925950253589</text:p>
          </table:table-cell>
          <table:table-cell office:value-type="float" office:value="0.00269532997611552" calcext:value-type="float">
            <text:p>0.00269532997611552</text:p>
          </table:table-cell>
          <table:table-cell office:value-type="float" office:value="-0.22907133" calcext:value-type="float">
            <text:p>-0.22907133</text:p>
          </table:table-cell>
          <table:table-cell office:value-type="float" office:value="-0.224939792" calcext:value-type="float">
            <text:p>-0.224939792</text:p>
          </table:table-cell>
          <table:table-cell office:value-type="float" office:value="-0.223053393" calcext:value-type="float">
            <text:p>-0.223053393</text:p>
          </table:table-cell>
          <table:table-cell office:value-type="float" office:value="-0.221349102" calcext:value-type="float">
            <text:p>-0.221349102</text:p>
          </table:table-cell>
          <table:table-cell office:value-type="float" office:value="-0.214231061" calcext:value-type="float">
            <text:p>-0.214231061</text:p>
          </table:table-cell>
          <table:table-cell office:value-type="float" office:value="-144.585190050718" calcext:value-type="float">
            <text:p>-144.5851900507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214" calcext:value-type="float">
            <text:p>214</text:p>
          </table:table-cell>
          <table:table-cell office:value-type="float" office:value="0.148889166439252" calcext:value-type="float">
            <text:p>0.148889166439252</text:p>
          </table:table-cell>
          <table:table-cell office:value-type="float" office:value="0.000738447797697047" calcext:value-type="float">
            <text:p>0.000738447797697047</text:p>
          </table:table-cell>
          <table:table-cell office:value-type="float" office:value="0.14552602" calcext:value-type="float">
            <text:p>0.14552602</text:p>
          </table:table-cell>
          <table:table-cell office:value-type="float" office:value="0.14847663625" calcext:value-type="float">
            <text:p>0.14847663625</text:p>
          </table:table-cell>
          <table:table-cell office:value-type="float" office:value="0.149020215" calcext:value-type="float">
            <text:p>0.149020215</text:p>
          </table:table-cell>
          <table:table-cell office:value-type="float" office:value="0.1494204635" calcext:value-type="float">
            <text:p>0.1494204635</text:p>
          </table:table-cell>
          <table:table-cell office:value-type="float" office:value="0.150030756" calcext:value-type="float">
            <text:p>0.150030756</text:p>
          </table:table-cell>
          <table:table-cell office:value-type="float" office:value="-129.77783328785" calcext:value-type="float">
            <text:p>-129.777833287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.904429738133621" calcext:value-type="float">
            <text:p>0.904429738133621</text:p>
          </table:table-cell>
          <table:table-cell office:value-type="float" office:value="0.0193343018875129" calcext:value-type="float">
            <text:p>0.0193343018875129</text:p>
          </table:table-cell>
          <table:table-cell office:value-type="float" office:value="0.825959335" calcext:value-type="float">
            <text:p>0.825959335</text:p>
          </table:table-cell>
          <table:table-cell office:value-type="float" office:value="0.89061339625" calcext:value-type="float">
            <text:p>0.89061339625</text:p>
          </table:table-cell>
          <table:table-cell office:value-type="float" office:value="0.9101309175" calcext:value-type="float">
            <text:p>0.9101309175</text:p>
          </table:table-cell>
          <table:table-cell office:value-type="float" office:value="0.9202857695" calcext:value-type="float">
            <text:p>0.9202857695</text:p>
          </table:table-cell>
          <table:table-cell office:value-type="float" office:value="0.928699537" calcext:value-type="float">
            <text:p>0.928699537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16502421738" calcext:value-type="float">
            <text:p>0.16502421738</text:p>
          </table:table-cell>
          <table:table-cell office:value-type="float" office:value="0.00208345647001126" calcext:value-type="float">
            <text:p>0.00208345647001126</text:p>
          </table:table-cell>
          <table:table-cell office:value-type="float" office:value="0.157327227" calcext:value-type="float">
            <text:p>0.157327227</text:p>
          </table:table-cell>
          <table:table-cell office:value-type="float" office:value="0.1638335075" calcext:value-type="float">
            <text:p>0.1638335075</text:p>
          </table:table-cell>
          <table:table-cell office:value-type="float" office:value="0.165430222" calcext:value-type="float">
            <text:p>0.165430222</text:p>
          </table:table-cell>
          <table:table-cell office:value-type="float" office:value="0.16662947425" calcext:value-type="float">
            <text:p>0.16662947425</text:p>
          </table:table-cell>
          <table:table-cell office:value-type="float" office:value="0.167734013" calcext:value-type="float">
            <text:p>0.167734013</text:p>
          </table:table-cell>
          <table:table-cell office:value-type="float" office:value="-83.497578262" calcext:value-type="float">
            <text:p>-83.4975782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22" calcext:value-type="float">
            <text:p>222</text:p>
          </table:table-cell>
          <table:table-cell office:value-type="float" office:value="-0.598560612941441" calcext:value-type="float">
            <text:p>-0.598560612941441</text:p>
          </table:table-cell>
          <table:table-cell office:value-type="float" office:value="0.0107616499587693" calcext:value-type="float">
            <text:p>0.0107616499587693</text:p>
          </table:table-cell>
          <table:table-cell office:value-type="float" office:value="-0.610966246" calcext:value-type="float">
            <text:p>-0.610966246</text:p>
          </table:table-cell>
          <table:table-cell office:value-type="float" office:value="-0.60690816125" calcext:value-type="float">
            <text:p>-0.60690816125</text:p>
          </table:table-cell>
          <table:table-cell office:value-type="float" office:value="-0.6014924185" calcext:value-type="float">
            <text:p>-0.6014924185</text:p>
          </table:table-cell>
          <table:table-cell office:value-type="float" office:value="-0.593236651" calcext:value-type="float">
            <text:p>-0.593236651</text:p>
          </table:table-cell>
          <table:table-cell office:value-type="float" office:value="-0.566164855" calcext:value-type="float">
            <text:p>-0.566164855</text:p>
          </table:table-cell>
          <table:table-cell office:value-type="float" office:value="-40.1439387058559" calcext:value-type="float">
            <text:p>-40.14393870585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.176674323722488" calcext:value-type="float">
            <text:p>0.176674323722488</text:p>
          </table:table-cell>
          <table:table-cell office:value-type="float" office:value="0.00517595853412799" calcext:value-type="float">
            <text:p>0.00517595853412799</text:p>
          </table:table-cell>
          <table:table-cell office:value-type="float" office:value="0.155388186" calcext:value-type="float">
            <text:p>0.155388186</text:p>
          </table:table-cell>
          <table:table-cell office:value-type="float" office:value="0.174211184" calcext:value-type="float">
            <text:p>0.174211184</text:p>
          </table:table-cell>
          <table:table-cell office:value-type="float" office:value="0.178615983" calcext:value-type="float">
            <text:p>0.178615983</text:p>
          </table:table-cell>
          <table:table-cell office:value-type="float" office:value="0.180449197" calcext:value-type="float">
            <text:p>0.180449197</text:p>
          </table:table-cell>
          <table:table-cell office:value-type="float" office:value="0.181712499" calcext:value-type="float">
            <text:p>0.181712499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212" calcext:value-type="float">
            <text:p>212</text:p>
          </table:table-cell>
          <table:table-cell office:value-type="float" office:value="1.19396037020283" calcext:value-type="float">
            <text:p>1.19396037020283</text:p>
          </table:table-cell>
          <table:table-cell office:value-type="float" office:value="0.0376972350401653" calcext:value-type="float">
            <text:p>0.0376972350401653</text:p>
          </table:table-cell>
          <table:table-cell office:value-type="float" office:value="1.081576959" calcext:value-type="float">
            <text:p>1.081576959</text:p>
          </table:table-cell>
          <table:table-cell office:value-type="float" office:value="1.17375977725" calcext:value-type="float">
            <text:p>1.17375977725</text:p>
          </table:table-cell>
          <table:table-cell office:value-type="float" office:value="1.2059646435" calcext:value-type="float">
            <text:p>1.2059646435</text:p>
          </table:table-cell>
          <table:table-cell office:value-type="float" office:value="1.22232681225" calcext:value-type="float">
            <text:p>1.22232681225</text:p>
          </table:table-cell>
          <table:table-cell office:value-type="float" office:value="1.242419928" calcext:value-type="float">
            <text:p>1.242419928</text:p>
          </table:table-cell>
          <table:table-cell office:value-type="float" office:value="-20.402641986478" calcext:value-type="float">
            <text:p>-20.4026419864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.5" calcext:value-type="float">
            <text:p>-1.5</text:p>
          </table:table-cell>
          <table:table-cell office:value-type="float" office:value="190" calcext:value-type="float">
            <text:p>190</text:p>
          </table:table-cell>
          <table:table-cell office:value-type="float" office:value="-0.889657687726316" calcext:value-type="float">
            <text:p>-0.889657687726316</text:p>
          </table:table-cell>
          <table:table-cell office:value-type="float" office:value="0.0180430881900172" calcext:value-type="float">
            <text:p>0.0180430881900172</text:p>
          </table:table-cell>
          <table:table-cell office:value-type="float" office:value="-0.90706967" calcext:value-type="float">
            <text:p>-0.90706967</text:p>
          </table:table-cell>
          <table:table-cell office:value-type="float" office:value="-0.902555838" calcext:value-type="float">
            <text:p>-0.902555838</text:p>
          </table:table-cell>
          <table:table-cell office:value-type="float" office:value="-0.8961954625" calcext:value-type="float">
            <text:p>-0.8961954625</text:p>
          </table:table-cell>
          <table:table-cell office:value-type="float" office:value="-0.88205534275" calcext:value-type="float">
            <text:p>-0.88205534275</text:p>
          </table:table-cell>
          <table:table-cell office:value-type="float" office:value="-0.803292626" calcext:value-type="float">
            <text:p>-0.803292626</text:p>
          </table:table-cell>
          <table:table-cell office:value-type="float" office:value="-40.6894874849123" calcext:value-type="float">
            <text:p>-40.689487484912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.100881335193548" calcext:value-type="float">
            <text:p>0.100881335193548</text:p>
          </table:table-cell>
          <table:table-cell office:value-type="float" office:value="0.00114770637625835" calcext:value-type="float">
            <text:p>0.00114770637625835</text:p>
          </table:table-cell>
          <table:table-cell office:value-type="float" office:value="0.09765904" calcext:value-type="float">
            <text:p>0.09765904</text:p>
          </table:table-cell>
          <table:table-cell office:value-type="float" office:value="0.100094636" calcext:value-type="float">
            <text:p>0.100094636</text:p>
          </table:table-cell>
          <table:table-cell office:value-type="float" office:value="0.100920119" calcext:value-type="float">
            <text:p>0.100920119</text:p>
          </table:table-cell>
          <table:table-cell office:value-type="float" office:value="0.101709408" calcext:value-type="float">
            <text:p>0.101709408</text:p>
          </table:table-cell>
          <table:table-cell office:value-type="float" office:value="0.103271405" calcext:value-type="float">
            <text:p>0.103271405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.0618625858277512" calcext:value-type="float">
            <text:p>0.0618625858277512</text:p>
          </table:table-cell>
          <table:table-cell office:value-type="float" office:value="0.000777962910111419" calcext:value-type="float">
            <text:p>0.000777962910111419</text:p>
          </table:table-cell>
          <table:table-cell office:value-type="float" office:value="0.059514802" calcext:value-type="float">
            <text:p>0.059514802</text:p>
          </table:table-cell>
          <table:table-cell office:value-type="float" office:value="0.061389049" calcext:value-type="float">
            <text:p>0.061389049</text:p>
          </table:table-cell>
          <table:table-cell office:value-type="float" office:value="0.061848947" calcext:value-type="float">
            <text:p>0.061848947</text:p>
          </table:table-cell>
          <table:table-cell office:value-type="float" office:value="0.06243796" calcext:value-type="float">
            <text:p>0.06243796</text:p>
          </table:table-cell>
          <table:table-cell office:value-type="float" office:value="0.063760781" calcext:value-type="float">
            <text:p>0.063760781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.0780297323551402" calcext:value-type="float">
            <text:p>0.0780297323551402</text:p>
          </table:table-cell>
          <table:table-cell office:value-type="float" office:value="0.00042837229157935" calcext:value-type="float">
            <text:p>0.00042837229157935</text:p>
          </table:table-cell>
          <table:table-cell office:value-type="float" office:value="0.076039206" calcext:value-type="float">
            <text:p>0.076039206</text:p>
          </table:table-cell>
          <table:table-cell office:value-type="float" office:value="0.07775768575" calcext:value-type="float">
            <text:p>0.07775768575</text:p>
          </table:table-cell>
          <table:table-cell office:value-type="float" office:value="0.078117784" calcext:value-type="float">
            <text:p>0.078117784</text:p>
          </table:table-cell>
          <table:table-cell office:value-type="float" office:value="0.07832064125" calcext:value-type="float">
            <text:p>0.07832064125</text:p>
          </table:table-cell>
          <table:table-cell office:value-type="float" office:value="0.07873512" calcext:value-type="float">
            <text:p>0.07873512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.155329899961207" calcext:value-type="float">
            <text:p>0.155329899961207</text:p>
          </table:table-cell>
          <table:table-cell office:value-type="float" office:value="0.00338911525466575" calcext:value-type="float">
            <text:p>0.00338911525466575</text:p>
          </table:table-cell>
          <table:table-cell office:value-type="float" office:value="0.141963705" calcext:value-type="float">
            <text:p>0.141963705</text:p>
          </table:table-cell>
          <table:table-cell office:value-type="float" office:value="0.152901276" calcext:value-type="float">
            <text:p>0.152901276</text:p>
          </table:table-cell>
          <table:table-cell office:value-type="float" office:value="0.1563813845" calcext:value-type="float">
            <text:p>0.1563813845</text:p>
          </table:table-cell>
          <table:table-cell office:value-type="float" office:value="0.15814046025" calcext:value-type="float">
            <text:p>0.15814046025</text:p>
          </table:table-cell>
          <table:table-cell office:value-type="float" office:value="0.159620702" calcext:value-type="float">
            <text:p>0.159620702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111203470105" calcext:value-type="float">
            <text:p>0.111203470105</text:p>
          </table:table-cell>
          <table:table-cell office:value-type="float" office:value="0.0014377234312041" calcext:value-type="float">
            <text:p>0.0014377234312041</text:p>
          </table:table-cell>
          <table:table-cell office:value-type="float" office:value="0.105971138" calcext:value-type="float">
            <text:p>0.105971138</text:p>
          </table:table-cell>
          <table:table-cell office:value-type="float" office:value="0.11039971725" calcext:value-type="float">
            <text:p>0.11039971725</text:p>
          </table:table-cell>
          <table:table-cell office:value-type="float" office:value="0.1114590815" calcext:value-type="float">
            <text:p>0.1114590815</text:p>
          </table:table-cell>
          <table:table-cell office:value-type="float" office:value="0.11236838925" calcext:value-type="float">
            <text:p>0.11236838925</text:p>
          </table:table-cell>
          <table:table-cell office:value-type="float" office:value="0.113204266" calcext:value-type="float">
            <text:p>0.113204266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.0802653238873874" calcext:value-type="float">
            <text:p>0.0802653238873874</text:p>
          </table:table-cell>
          <table:table-cell office:value-type="float" office:value="0.00144612564541318" calcext:value-type="float">
            <text:p>0.00144612564541318</text:p>
          </table:table-cell>
          <table:table-cell office:value-type="float" office:value="0.075907697" calcext:value-type="float">
            <text:p>0.075907697</text:p>
          </table:table-cell>
          <table:table-cell office:value-type="float" office:value="0.0795502225" calcext:value-type="float">
            <text:p>0.0795502225</text:p>
          </table:table-cell>
          <table:table-cell office:value-type="float" office:value="0.0806426265" calcext:value-type="float">
            <text:p>0.0806426265</text:p>
          </table:table-cell>
          <table:table-cell office:value-type="float" office:value="0.081398027" calcext:value-type="float">
            <text:p>0.081398027</text:p>
          </table:table-cell>
          <table:table-cell office:value-type="float" office:value="0.082142408" calcext:value-type="float">
            <text:p>0.08214240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.153475765315789" calcext:value-type="float">
            <text:p>0.153475765315789</text:p>
          </table:table-cell>
          <table:table-cell office:value-type="float" office:value="0.00458707219062935" calcext:value-type="float">
            <text:p>0.00458707219062935</text:p>
          </table:table-cell>
          <table:table-cell office:value-type="float" office:value="0.134634904" calcext:value-type="float">
            <text:p>0.134634904</text:p>
          </table:table-cell>
          <table:table-cell office:value-type="float" office:value="0.151100652" calcext:value-type="float">
            <text:p>0.151100652</text:p>
          </table:table-cell>
          <table:table-cell office:value-type="float" office:value="0.155167275" calcext:value-type="float">
            <text:p>0.155167275</text:p>
          </table:table-cell>
          <table:table-cell office:value-type="float" office:value="0.156886218" calcext:value-type="float">
            <text:p>0.156886218</text:p>
          </table:table-cell>
          <table:table-cell office:value-type="float" office:value="0.158252709" calcext:value-type="float">
            <text:p>0.158252709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.19233571984434" calcext:value-type="float">
            <text:p>0.19233571984434</text:p>
          </table:table-cell>
          <table:table-cell office:value-type="float" office:value="0.00608557359806921" calcext:value-type="float">
            <text:p>0.00608557359806921</text:p>
          </table:table-cell>
          <table:table-cell office:value-type="float" office:value="0.174281947" calcext:value-type="float">
            <text:p>0.174281947</text:p>
          </table:table-cell>
          <table:table-cell office:value-type="float" office:value="0.1890076545" calcext:value-type="float">
            <text:p>0.1890076545</text:p>
          </table:table-cell>
          <table:table-cell office:value-type="float" office:value="0.1941829805" calcext:value-type="float">
            <text:p>0.1941829805</text:p>
          </table:table-cell>
          <table:table-cell office:value-type="float" office:value="0.196837853" calcext:value-type="float">
            <text:p>0.196837853</text:p>
          </table:table-cell>
          <table:table-cell office:value-type="float" office:value="0.200407535" calcext:value-type="float">
            <text:p>0.200407535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.115019766589474" calcext:value-type="float">
            <text:p>0.115019766589474</text:p>
          </table:table-cell>
          <table:table-cell office:value-type="float" office:value="0.00228518530731134" calcext:value-type="float">
            <text:p>0.00228518530731134</text:p>
          </table:table-cell>
          <table:table-cell office:value-type="float" office:value="0.103970105" calcext:value-type="float">
            <text:p>0.103970105</text:p>
          </table:table-cell>
          <table:table-cell office:value-type="float" office:value="0.114046104" calcext:value-type="float">
            <text:p>0.114046104</text:p>
          </table:table-cell>
          <table:table-cell office:value-type="float" office:value="0.1157811735" calcext:value-type="float">
            <text:p>0.1157811735</text:p>
          </table:table-cell>
          <table:table-cell office:value-type="float" office:value="0.1166949205" calcext:value-type="float">
            <text:p>0.1166949205</text:p>
          </table:table-cell>
          <table:table-cell office:value-type="float" office:value="0.117206234" calcext:value-type="float">
            <text:p>0.117206234</text:p>
          </table:table-cell>
          <table:table-cell office:value-type="string" calcext:value-type="string">
            <text:p>inf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7" calcext:value-type="float">
            <text:p>217</text:p>
          </table:table-cell>
          <table:table-cell office:value-type="float" office:value="2.87261721142857" calcext:value-type="float">
            <text:p>2.87261721142857</text:p>
          </table:table-cell>
          <table:table-cell office:value-type="float" office:value="0.0326708220087516" calcext:value-type="float">
            <text:p>0.0326708220087516</text:p>
          </table:table-cell>
          <table:table-cell office:value-type="float" office:value="2.774797432" calcext:value-type="float">
            <text:p>2.774797432</text:p>
          </table:table-cell>
          <table:table-cell office:value-type="float" office:value="2.849260193" calcext:value-type="float">
            <text:p>2.849260193</text:p>
          </table:table-cell>
          <table:table-cell office:value-type="float" office:value="2.874329209" calcext:value-type="float">
            <text:p>2.874329209</text:p>
          </table:table-cell>
          <table:table-cell office:value-type="float" office:value="2.8966184" calcext:value-type="float">
            <text:p>2.8966184</text:p>
          </table:table-cell>
          <table:table-cell office:value-type="float" office:value="2.943167278" calcext:value-type="float">
            <text:p>2.943167278</text:p>
          </table:table-cell>
          <table:table-cell office:value-type="float" office:value="-28.1845697142857" calcext:value-type="float">
            <text:p>-28.18456971428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office:value-type="float" office:value="2.91620251058852" calcext:value-type="float">
            <text:p>2.91620251058852</text:p>
          </table:table-cell>
          <table:table-cell office:value-type="float" office:value="0.0361249942606038" calcext:value-type="float">
            <text:p>0.0361249942606038</text:p>
          </table:table-cell>
          <table:table-cell office:value-type="float" office:value="2.800544454" calcext:value-type="float">
            <text:p>2.800544454</text:p>
          </table:table-cell>
          <table:table-cell office:value-type="float" office:value="2.894791545" calcext:value-type="float">
            <text:p>2.894791545</text:p>
          </table:table-cell>
          <table:table-cell office:value-type="float" office:value="2.917902853" calcext:value-type="float">
            <text:p>2.917902853</text:p>
          </table:table-cell>
          <table:table-cell office:value-type="float" office:value="2.943235649" calcext:value-type="float">
            <text:p>2.943235649</text:p>
          </table:table-cell>
          <table:table-cell office:value-type="float" office:value="3.001549303" calcext:value-type="float">
            <text:p>3.001549303</text:p>
          </table:table-cell>
          <table:table-cell office:value-type="float" office:value="-27.0949372352871" calcext:value-type="float">
            <text:p>-27.09493723528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4" calcext:value-type="float">
            <text:p>214</text:p>
          </table:table-cell>
          <table:table-cell office:value-type="float" office:value="2.93839869059813" calcext:value-type="float">
            <text:p>2.93839869059813</text:p>
          </table:table-cell>
          <table:table-cell office:value-type="float" office:value="0.0156237067876654" calcext:value-type="float">
            <text:p>0.0156237067876654</text:p>
          </table:table-cell>
          <table:table-cell office:value-type="float" office:value="2.86715766" calcext:value-type="float">
            <text:p>2.86715766</text:p>
          </table:table-cell>
          <table:table-cell office:value-type="float" office:value="2.9297804265" calcext:value-type="float">
            <text:p>2.9297804265</text:p>
          </table:table-cell>
          <table:table-cell office:value-type="float" office:value="2.9412315345" calcext:value-type="float">
            <text:p>2.9412315345</text:p>
          </table:table-cell>
          <table:table-cell office:value-type="float" office:value="2.95039446475" calcext:value-type="float">
            <text:p>2.95039446475</text:p>
          </table:table-cell>
          <table:table-cell office:value-type="float" office:value="2.963064381" calcext:value-type="float">
            <text:p>2.963064381</text:p>
          </table:table-cell>
          <table:table-cell office:value-type="float" office:value="-26.5400327350467" calcext:value-type="float">
            <text:p>-26.54003273504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float" office:value="3.68480502862931" calcext:value-type="float">
            <text:p>3.68480502862931</text:p>
          </table:table-cell>
          <table:table-cell office:value-type="float" office:value="0.079128814886152" calcext:value-type="float">
            <text:p>0.079128814886152</text:p>
          </table:table-cell>
          <table:table-cell office:value-type="float" office:value="3.363990678" calcext:value-type="float">
            <text:p>3.363990678</text:p>
          </table:table-cell>
          <table:table-cell office:value-type="float" office:value="3.62841922125" calcext:value-type="float">
            <text:p>3.62841922125</text:p>
          </table:table-cell>
          <table:table-cell office:value-type="float" office:value="3.708028976" calcext:value-type="float">
            <text:p>3.708028976</text:p>
          </table:table-cell>
          <table:table-cell office:value-type="float" office:value="3.749793326" calcext:value-type="float">
            <text:p>3.749793326</text:p>
          </table:table-cell>
          <table:table-cell office:value-type="float" office:value="3.784618681" calcext:value-type="float">
            <text:p>3.784618681</text:p>
          </table:table-cell>
          <table:table-cell office:value-type="float" office:value="-26.3038994274138" calcext:value-type="float">
            <text:p>-26.30389942741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3.683287016585" calcext:value-type="float">
            <text:p>3.683287016585</text:p>
          </table:table-cell>
          <table:table-cell office:value-type="float" office:value="0.0484665835013925" calcext:value-type="float">
            <text:p>0.0484665835013925</text:p>
          </table:table-cell>
          <table:table-cell office:value-type="float" office:value="3.506215359" calcext:value-type="float">
            <text:p>3.506215359</text:p>
          </table:table-cell>
          <table:table-cell office:value-type="float" office:value="3.6551776985" calcext:value-type="float">
            <text:p>3.6551776985</text:p>
          </table:table-cell>
          <table:table-cell office:value-type="float" office:value="3.6922218075" calcext:value-type="float">
            <text:p>3.6922218075</text:p>
          </table:table-cell>
          <table:table-cell office:value-type="float" office:value="3.7221799475" calcext:value-type="float">
            <text:p>3.7221799475</text:p>
          </table:table-cell>
          <table:table-cell office:value-type="float" office:value="3.747045574" calcext:value-type="float">
            <text:p>3.747045574</text:p>
          </table:table-cell>
          <table:table-cell office:value-type="float" office:value="-26.3342596683" calcext:value-type="float">
            <text:p>-26.334259668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office:value-type="float" office:value="3.71543115787838" calcext:value-type="float">
            <text:p>3.71543115787838</text:p>
          </table:table-cell>
          <table:table-cell office:value-type="float" office:value="0.0662035100946308" calcext:value-type="float">
            <text:p>0.0662035100946308</text:p>
          </table:table-cell>
          <table:table-cell office:value-type="float" office:value="3.515444622" calcext:value-type="float">
            <text:p>3.515444622</text:p>
          </table:table-cell>
          <table:table-cell office:value-type="float" office:value="3.682983026" calcext:value-type="float">
            <text:p>3.682983026</text:p>
          </table:table-cell>
          <table:table-cell office:value-type="float" office:value="3.7337927125" calcext:value-type="float">
            <text:p>3.7337927125</text:p>
          </table:table-cell>
          <table:table-cell office:value-type="float" office:value="3.7670989635" calcext:value-type="float">
            <text:p>3.7670989635</text:p>
          </table:table-cell>
          <table:table-cell office:value-type="float" office:value="3.791467192" calcext:value-type="float">
            <text:p>3.791467192</text:p>
          </table:table-cell>
          <table:table-cell office:value-type="float" office:value="-25.6913768424324" calcext:value-type="float">
            <text:p>-25.691376842432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office:value-type="float" office:value="4.36656628986124" calcext:value-type="float">
            <text:p>4.36656628986124</text:p>
          </table:table-cell>
          <table:table-cell office:value-type="float" office:value="0.130113262630005" calcext:value-type="float">
            <text:p>0.130113262630005</text:p>
          </table:table-cell>
          <table:table-cell office:value-type="float" office:value="3.831697829" calcext:value-type="float">
            <text:p>3.831697829</text:p>
          </table:table-cell>
          <table:table-cell office:value-type="float" office:value="4.300234183" calcext:value-type="float">
            <text:p>4.300234183</text:p>
          </table:table-cell>
          <table:table-cell office:value-type="float" office:value="4.412800879" calcext:value-type="float">
            <text:p>4.412800879</text:p>
          </table:table-cell>
          <table:table-cell office:value-type="float" office:value="4.462487793" calcext:value-type="float">
            <text:p>4.462487793</text:p>
          </table:table-cell>
          <table:table-cell office:value-type="float" office:value="4.494825692" calcext:value-type="float">
            <text:p>4.494825692</text:p>
          </table:table-cell>
          <table:table-cell office:value-type="float" office:value="-27.2238951689793" calcext:value-type="float">
            <text:p>-27.22389516897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4.31547433391038" calcext:value-type="float">
            <text:p>4.31547433391038</text:p>
          </table:table-cell>
          <table:table-cell office:value-type="float" office:value="0.13671998991867" calcext:value-type="float">
            <text:p>0.13671998991867</text:p>
          </table:table-cell>
          <table:table-cell office:value-type="float" office:value="3.907817699" calcext:value-type="float">
            <text:p>3.907817699</text:p>
          </table:table-cell>
          <table:table-cell office:value-type="float" office:value="4.2423628855" calcext:value-type="float">
            <text:p>4.2423628855</text:p>
          </table:table-cell>
          <table:table-cell office:value-type="float" office:value="4.357911972" calcext:value-type="float">
            <text:p>4.357911972</text:p>
          </table:table-cell>
          <table:table-cell office:value-type="float" office:value="4.41844439675" calcext:value-type="float">
            <text:p>4.41844439675</text:p>
          </table:table-cell>
          <table:table-cell office:value-type="float" office:value="4.491975023" calcext:value-type="float">
            <text:p>4.491975023</text:p>
          </table:table-cell>
          <table:table-cell office:value-type="float" office:value="-28.0754277681604" calcext:value-type="float">
            <text:p>-28.07542776816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float" office:value="4.57175370407895" calcext:value-type="float">
            <text:p>4.57175370407895</text:p>
          </table:table-cell>
          <table:table-cell office:value-type="float" office:value="0.0921819888304298" calcext:value-type="float">
            <text:p>0.0921819888304298</text:p>
          </table:table-cell>
          <table:table-cell office:value-type="float" office:value="4.129470976" calcext:value-type="float">
            <text:p>4.129470976</text:p>
          </table:table-cell>
          <table:table-cell office:value-type="float" office:value="4.53357029375" calcext:value-type="float">
            <text:p>4.53357029375</text:p>
          </table:table-cell>
          <table:table-cell office:value-type="float" office:value="4.60465065" calcext:value-type="float">
            <text:p>4.60465065</text:p>
          </table:table-cell>
          <table:table-cell office:value-type="float" office:value="4.637737238" calcext:value-type="float">
            <text:p>4.637737238</text:p>
          </table:table-cell>
          <table:table-cell office:value-type="float" office:value="4.660784534" calcext:value-type="float">
            <text:p>4.660784534</text:p>
          </table:table-cell>
          <table:table-cell office:value-type="float" office:value="-23.8041049320175" calcext:value-type="float">
            <text:p>-23.80410493201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09:44:56.085262929</meta:creation-date>
    <meta:generator>LibreOffice/7.3.7.2$Linux_X86_64 LibreOffice_project/30$Build-2</meta:generator>
    <dc:date>2023-06-28T14:23:12.307418142</dc:date>
    <meta:editing-duration>PT30M43S</meta:editing-duration>
    <meta:editing-cycles>6</meta:editing-cycles>
    <meta:document-statistic meta:table-count="1" meta:cell-count="32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753cm" svg:height="12.246cm" xlink:href=".." xlink:type="simple" chart:class="chart:scatter" chart:style-name="ch1">
        <chart:title svg:x="9.086cm" svg:y="0.38cm" chart:style-name="ch2">
          <text:p>pos_from_homog</text:p>
        </chart:title>
        <chart:legend chart:legend-position="end" svg:x="20.151cm" svg:y="5.575cm" style:legend-expansion="high" chart:style-name="ch3"/>
        <chart:plot-area chart:style-name="ch4" table:cell-range-address="Sheet1.B2:Sheet1.B10 Sheet1.B26:Sheet1.B34 Sheet1.D26:Sheet1.D34" chart:data-source-has-labels="row" svg:x="1.446cm" svg:y="1.403cm" svg:width="18.27cm" svg:height="9.618cm">
          <chart:coordinate-region svg:x="1.592cm" svg:y="1.602cm" svg:width="18.03cm" svg:height="8.772cm"/>
          <chart:axis chart:dimension="x" chart:name="primary-x" chart:style-name="ch5">
            <chart:title svg:x="10.034cm" svg:y="11.265cm" chart:style-name="ch6">
              <text:p>meters</text:p>
            </chart:title>
          </chart:axis>
          <chart:axis chart:dimension="y" chart:name="primary-y" chart:style-name="ch7">
            <chart:title svg:x="0.451cm" svg:y="6.759cm" chart:style-name="ch8">
              <text:p>meters</text:p>
            </chart:title>
            <chart:grid chart:style-name="ch9" chart:class="major"/>
          </chart:axis>
          <chart:series chart:style-name="ch10" chart:values-cell-range-address="Sheet1.B26:Sheet1.B34" loext:label-string="tru" chart:class="chart:scatter">
            <chart:domain table:cell-range-address="Sheet1.B2:Sheet1.B10"/>
            <chart:data-point chart:repeated="9"/>
          </chart:series>
          <chart:series chart:style-name="ch11" chart:values-cell-range-address="Sheet1.D26:Sheet1.D34" loext:label-string="meas" chart:class="chart:scatter">
            <chart:domain table:cell-range-address="Sheet1.D2:Sheet1.D1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ru</text:p>
              </table:table-cell>
              <table:table-cell office:value-type="string">
                <text:p>Column D</text:p>
              </table:table-cell>
              <table:table-cell office:value-type="string">
                <text:p>me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0</svg:desc>
                </draw:g>
              </table:table-cell>
              <table:table-cell office:value-type="float" office:value="4">
                <text:p>4</text:p>
                <draw:g>
                  <svg:desc>Sheet1.B26:Sheet1.B34</svg:desc>
                </draw:g>
              </table:table-cell>
              <table:table-cell office:value-type="float" office:value="0.492915846543779">
                <text:p>0.492915846543779</text:p>
                <draw:g>
                  <svg:desc>Sheet1.D2:Sheet1.D10</svg:desc>
                </draw:g>
              </table:table-cell>
              <table:table-cell office:value-type="float" office:value="2.87261721142857">
                <text:p>2.87261721142857</text:p>
                <draw:g>
                  <svg:desc>Sheet1.D26:Sheet1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-0.222925950253589">
                <text:p>-0.222925950253589</text:p>
              </table:table-cell>
              <table:table-cell office:value-type="float" office:value="2.91620251058852">
                <text:p>2.91620251058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5">
                <text:p>-0.5</text:p>
              </table:table-cell>
              <table:table-cell office:value-type="float" office:value="4">
                <text:p>4</text:p>
              </table:table-cell>
              <table:table-cell office:value-type="float" office:value="0.148889166439252">
                <text:p>0.148889166439252</text:p>
              </table:table-cell>
              <table:table-cell office:value-type="float" office:value="2.93839869059813">
                <text:p>2.938398690598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904429738133621">
                <text:p>0.904429738133621</text:p>
              </table:table-cell>
              <table:table-cell office:value-type="float" office:value="3.68480502862931">
                <text:p>3.684805028629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16502421738">
                <text:p>0.16502421738</text:p>
              </table:table-cell>
              <table:table-cell office:value-type="float" office:value="3.683287016585">
                <text:p>3.683287016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-0.598560612941441">
                <text:p>-0.598560612941441</text:p>
              </table:table-cell>
              <table:table-cell office:value-type="float" office:value="3.71543115787838">
                <text:p>3.71543115787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.176674323722488">
                <text:p>0.176674323722488</text:p>
              </table:table-cell>
              <table:table-cell office:value-type="float" office:value="4.36656628986124">
                <text:p>4.36656628986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1.19396037020283">
                <text:p>1.19396037020283</text:p>
              </table:table-cell>
              <table:table-cell office:value-type="float" office:value="4.31547433391038">
                <text:p>4.315474333910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5">
                <text:p>-1.5</text:p>
              </table:table-cell>
              <table:table-cell office:value-type="float" office:value="6">
                <text:p>6</text:p>
              </table:table-cell>
              <table:table-cell office:value-type="float" office:value="-0.889657687726316">
                <text:p>-0.889657687726316</text:p>
              </table:table-cell>
              <table:table-cell office:value-type="float" office:value="4.57175370407895">
                <text:p>4.571753704078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